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d382" officeooo:paragraph-rsid="0012d382"/>
    </style:style>
    <style:style style:name="P2" style:family="paragraph" style:parent-style-name="Standard">
      <style:text-properties officeooo:rsid="001380a0" officeooo:paragraph-rsid="001380a0"/>
    </style:style>
    <style:style style:name="P3" style:family="paragraph" style:parent-style-name="Standard">
      <style:paragraph-properties fo:text-align="justify" style:justify-single-word="false"/>
      <style:text-properties officeooo:rsid="0014f9fe" officeooo:paragraph-rsid="0014f9fe"/>
    </style:style>
    <style:style style:name="T1" style:family="text">
      <style:text-properties officeooo:rsid="001380a0"/>
    </style:style>
    <style:style style:name="T2" style:family="text">
      <style:text-properties officeooo:rsid="0014f9fe"/>
    </style:style>
    <style:style style:name="T3" style:family="text">
      <style:text-properties style:text-position="super 58%" officeooo:rsid="0014f9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text:span text:style-name="T1">1</text:span>) Considerando que o problema será convertido para rodar em Android; considerando que o tamanho que os valores utilizados serão do tipo inteiro (int); considerando que o tipo int ocupa 32 bits de memória (4 bytes):</text:p>
      <text:p text:style-name="P1"/>
      <text:p text:style-name="P1">Memória disponível: 200KB ou 204.800 bytes</text:p>
      <text:p text:style-name="P1"/>
      <text:p text:style-name="P1">Com a memória disponível, seria possível armazenar 51.200 variáveis do tipo inteiro.</text:p>
      <text:p text:style-name="P1"/>
      <text:p text:style-name="P1">Le<text:span text:style-name="T1">va</text:span>ndo em consideração a forma de construção do programa, 2 matrizes originárias e o resultado de seu produto, e considerando, por simplificação que as matrizes envolvidas sejam quadradas:</text:p>
      <text:p text:style-name="P1"/>
      <text:p text:style-name="P1">n . n + n . n + n . n = 51200</text:p>
      <text:p text:style-name="P1"/>
      <text:p text:style-name="P1">3n² = 51200</text:p>
      <text:p text:style-name="P1"/>
      <text:p text:style-name="P2">Sendo floor(n) igual a 130.</text:p>
      <text:p text:style-name="P2"/>
      <text:p text:style-name="P2">Desta forma, dada a restrição do problema, seria possível encontrar a solução para o produto de duas matrizes de tamanho 130 x 130</text:p>
      <text:p text:style-name="P2"/>
      <text:p text:style-name="P2">1.2) Considerando, mais uma vez por simplificação, matrizes quadradas: O(n³)</text:p>
      <text:p text:style-name="P2"/>
      <text:p text:style-name="P2">1.3) <text:span text:style-name="T2">Para matrizes muito, muito grandes, Strassen algorithm: O(n</text:span><text:span text:style-name="T3">2,8074</text:span><text:span text:style-name="T2">)</text:span></text:p>
      <text:p text:style-name="P2"><text:a xlink:type="simple" xlink:href="https://en.wikipedia.org/wiki/Strassen_algorithm" text:style-name="Internet_20_link" text:visited-style-name="Visited_20_Internet_20_Link">https://en.wikipedia.org/wiki/Strassen_algorithm</text:a></text:p>
      <text:p text:style-name="P2"/>
      <text:p text:style-name="P2"/>
      <text:p text:style-name="P3">2) Não é possível a aplicação de uma mesma abordagem. É necessário a adaptação do processo de engenharia de software às realidades de cada modalidade projeto. Por exemplo, o nível de rigor técnico necessário para desenvolver um projeto de um foguete utilizado pela Nasa é muito diferente do rigor necessário para desenvolver um aplicativo de gestão de estoques para seu Zé da padaria da esquina. O conjunto de artefatos necessários para o desenvolvimento de software de qualidade em cada modalidade difere de acordo com a complexidade do proje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0:30:33.943000000</meta:creation-date>
    <dc:date>2019-03-19T10:57:37.170000000</dc:date>
    <meta:editing-duration>PT6M11S</meta:editing-duration>
    <meta:editing-cycles>1</meta:editing-cycles>
    <meta:document-statistic meta:table-count="0" meta:image-count="0" meta:object-count="0" meta:page-count="1" meta:paragraph-count="12" meta:word-count="237" meta:character-count="1470" meta:non-whitespace-character-count="1248"/>
    <meta:generator>LibreOffice/5.4.5.1$Windows_X86_64 LibreOffice_project/79c9829dd5d8054ec39a82dc51cd9eff340dbee8</meta:generator>
  </office:meta>
</office:document-meta>
</file>